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7339in"/>
    </style:style>
    <style:style style:name="co3" style:family="table-column">
      <style:table-column-properties fo:break-before="auto" style:column-width="0.7874in"/>
    </style:style>
    <style:style style:name="co4" style:family="table-column">
      <style:table-column-properties fo:break-before="auto" style:column-width="1.1626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3.667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Accent_20_1">
      <style:table-cell-properties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Accent_20_1" style:data-style-name="N2">
      <style:table-cell-properties fo:border="0.74pt solid #000000"/>
    </style:style>
    <style:style style:name="ce4" style:family="table-cell" style:parent-style-name="Default" style:data-style-name="N2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gr1" style:family="graphic" style:parent-style-name="Note">
      <style:graphic-properties fo:min-height="0.6295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6" office:value-type="string" calcext:value-type="string" table:number-columns-spanned="5" table:number-rows-spanned="1">
            <text:p>1 ATTACKER</text:p>
          </table:table-cell>
          <table:covered-table-cell table:number-columns-repeated="3"/>
          <table:covered-table-cell table:style-name="Default"/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TOTAL EFFECT</text:p>
          </table:table-cell>
          <table:table-cell table:style-name="ce3" office:value-type="string" calcext:value-type="string">
            <text:p>TTK</text:p>
          </table:table-cell>
          <table:table-cell table:style-name="ce3"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3]-[.C3]" office:value-type="float" office:value="40" calcext:value-type="float">
            <text:p>40</text:p>
          </table:table-cell>
          <table:table-cell table:style-name="ce4" table:formula="of:=[.A3]/[.D3]" office:value-type="float" office:value="2.5" calcext:value-type="float">
            <text:p>2.50</text:p>
          </table:table-cell>
          <table:table-cell office:value-type="string" calcext:value-type="string">
            <text:p>Base attack vs Base defense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H1]" office:value-type="float" office:value="18" calcext:value-type="float">
            <text:p>18</text:p>
          </table:table-cell>
          <table:table-cell table:style-name="ce2" table:formula="of:=[.B4]-[.C4]" office:value-type="float" office:value="22" calcext:value-type="float">
            <text:p>22</text:p>
          </table:table-cell>
          <table:table-cell table:style-name="ce4" table:formula="of:=[.A4]/[.D4]" office:value-type="float" office:value="4.54545454545455" calcext:value-type="float">
            <text:p>4.55</text:p>
          </table:table-cell>
          <table:table-cell table:formula="of:=&quot;Base attack vs Defense &quot; &amp;[.H1]" office:value-type="string" office:string-value="Base attack vs Defense 18" calcext:value-type="string">
            <text:p>Base attack vs Defense 18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0" calcext:value-type="float">
            <office:annotation draw:style-name="gr1" svg:width="1.1413in" svg:height="0.7083in" svg:x="1.6398in" svg:y="0.1776in" draw:caption-point-x="-0.2402in" draw:caption-point-y="0.5374in">
              <dc:creator>Unknown Author</dc:creator>
              <dc:date>2024-12-19T20:39:00</dc:date>
              <text:p>50% damage boost. Base buff</text:p>
              <text:p/>
            </office:annotation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5]-[.C5]" office:value-type="float" office:value="60" calcext:value-type="float">
            <text:p>60</text:p>
          </table:table-cell>
          <table:table-cell table:style-name="ce4" table:formula="of:=[.A5]/[.D5]" office:value-type="float" office:value="1.66666666666667" calcext:value-type="float">
            <text:p>1.67</text:p>
          </table:table-cell>
          <table:table-cell office:value-type="string" calcext:value-type="string">
            <text:p>Attack +50% vs Base defense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0" calcext:value-type="float">
            <office:annotation draw:style-name="gr1" svg:width="1.1413in" svg:height="0.7083in" svg:x="1.6398in" svg:y="0.3555in" draw:caption-point-x="-0.2402in" draw:caption-point-y="0.5374in">
              <dc:creator>Unknown Author</dc:creator>
              <dc:date>2024-12-19T20:39:00</dc:date>
              <text:p>50% damage boost. Base buff</text:p>
              <text:p/>
            </office:annotation>
            <text:p>60</text:p>
          </table:table-cell>
          <table:table-cell table:style-name="ce2" table:formula="of:=[.H1]" office:value-type="float" office:value="18" calcext:value-type="float">
            <text:p>18</text:p>
          </table:table-cell>
          <table:table-cell table:style-name="ce2" table:formula="of:=[.B6]-[.C6]" office:value-type="float" office:value="42" calcext:value-type="float">
            <text:p>42</text:p>
          </table:table-cell>
          <table:table-cell table:style-name="ce4" table:formula="of:=[.A6]/[.D6]" office:value-type="float" office:value="2.38095238095238" calcext:value-type="float">
            <text:p>2.38</text:p>
          </table:table-cell>
          <table:table-cell table:formula="of:=&quot;Attack +50% vs Defense &quot; &amp;[.H1]" office:value-type="string" office:string-value="Attack +50% vs Defense 18" calcext:value-type="string">
            <text:p>Attack +50% vs Defense 18</text:p>
          </table:table-cell>
          <table:table-cell table:number-columns-repeated="2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7]-[.C7]" office:value-type="float" office:value="40" calcext:value-type="float">
            <text:p>40</text:p>
          </table:table-cell>
          <table:table-cell table:style-name="ce4" table:formula="of:=[.A7]/[.D7]" office:value-type="float" office:value="3.75" calcext:value-type="float">
            <text:p>3.75</text:p>
          </table:table-cell>
          <table:table-cell office:value-type="string" calcext:value-type="string">
            <text:p>Base attack vs Base defense and +50% health</text:p>
          </table:table-cell>
          <table:table-cell table:number-columns-repeated="2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H1]" office:value-type="float" office:value="18" calcext:value-type="float">
            <text:p>18</text:p>
          </table:table-cell>
          <table:table-cell table:style-name="ce2" table:formula="of:=[.B8]-[.C8]" office:value-type="float" office:value="22" calcext:value-type="float">
            <text:p>22</text:p>
          </table:table-cell>
          <table:table-cell table:style-name="ce4" table:formula="of:=[.A8]/[.D8]" office:value-type="float" office:value="6.81818181818182" calcext:value-type="float">
            <text:p>6.82</text:p>
          </table:table-cell>
          <table:table-cell table:formula="of:=&quot;Base attack vs Defense &quot; &amp;[.H1] &amp;&quot; and +50% health&quot;" office:value-type="string" office:string-value="Base attack vs Defense 18 and +50% health" calcext:value-type="string">
            <text:p>Base attack vs Defense 18 and +50% health</text:p>
          </table:table-cell>
          <table:table-cell table:number-columns-repeated="2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0" calcext:value-type="float">
            <office:annotation draw:style-name="gr1" svg:width="1.1413in" svg:height="0.7083in" svg:x="1.6398in" svg:y="0.8886in" draw:caption-point-x="-0.2402in" draw:caption-point-y="0.5374in">
              <dc:creator>Unknown Author</dc:creator>
              <dc:date>2024-12-19T20:39:00</dc:date>
              <text:p>50% damage boost. Base buff</text:p>
              <text:p/>
            </office:annotation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9]-[.C9]" office:value-type="float" office:value="60" calcext:value-type="float">
            <text:p>60</text:p>
          </table:table-cell>
          <table:table-cell table:style-name="ce4" table:formula="of:=[.A9]/[.D9]" office:value-type="float" office:value="2.5" calcext:value-type="float">
            <text:p>2.50</text:p>
          </table:table-cell>
          <table:table-cell office:value-type="string" calcext:value-type="string">
            <text:p>Attack +50% vs Base defense and +50% health</text:p>
          </table:table-cell>
          <table:table-cell table:number-columns-repeated="2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0" calcext:value-type="float">
            <office:annotation draw:style-name="gr1" svg:width="1.1413in" svg:height="0.7083in" svg:x="1.6398in" svg:y="1.0665in" draw:caption-point-x="-0.2402in" draw:caption-point-y="0.5374in">
              <dc:creator>Unknown Author</dc:creator>
              <dc:date>2024-12-19T20:39:00</dc:date>
              <text:p>50% damage boost. Base buff</text:p>
              <text:p/>
            </office:annotation>
            <text:p>60</text:p>
          </table:table-cell>
          <table:table-cell table:style-name="ce2" table:formula="of:=[.H1]" office:value-type="float" office:value="18" calcext:value-type="float">
            <text:p>18</text:p>
          </table:table-cell>
          <table:table-cell table:style-name="ce2" table:formula="of:=[.B10]-[.C10]" office:value-type="float" office:value="42" calcext:value-type="float">
            <text:p>42</text:p>
          </table:table-cell>
          <table:table-cell table:style-name="ce4" table:formula="of:=[.A10]/[.D10]" office:value-type="float" office:value="3.57142857142857" calcext:value-type="float">
            <text:p>3.57</text:p>
          </table:table-cell>
          <table:table-cell table:formula="of:=&quot;Attack +50% vs Defense &quot; &amp;[.H1]  &amp;&quot; and +50% health&quot;" office:value-type="string" office:string-value="Attack +50% vs Defense 18 and +50% health" calcext:value-type="string">
            <text:p>Attack +50% vs Defense 18 and +50% health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 table:number-columns-spanned="5" table:number-rows-spanned="1">
            <text:p>2 ATTACKERS</text:p>
          </table:table-cell>
          <table:covered-table-cell table:number-columns-repeated="3"/>
          <table:covered-table-cell table:style-name="Default"/>
          <table:table-cell table:number-columns-repeated="3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[.B12]-[.C12])*2" office:value-type="float" office:value="80" calcext:value-type="float">
            <text:p>80</text:p>
          </table:table-cell>
          <table:table-cell table:style-name="ce4" table:formula="of:=[.A12]/[.D12]" office:value-type="float" office:value="1.25" calcext:value-type="float">
            <text:p>1.25</text:p>
          </table:table-cell>
          <table:table-cell table:number-columns-repeated="3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H1]" office:value-type="float" office:value="18" calcext:value-type="float">
            <text:p>18</text:p>
          </table:table-cell>
          <table:table-cell table:style-name="ce2" table:formula="of:=([.B13]-[.C13])*2" office:value-type="float" office:value="44" calcext:value-type="float">
            <text:p>44</text:p>
          </table:table-cell>
          <table:table-cell table:style-name="ce4" table:formula="of:=[.A13]/[.D13]" office:value-type="float" office:value="2.27272727272727" calcext:value-type="float">
            <text:p>2.27</text:p>
          </table:table-cell>
          <table:table-cell table:number-columns-repeated="3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[.B14]-[.C14])*2" office:value-type="float" office:value="80" calcext:value-type="float">
            <text:p>80</text:p>
          </table:table-cell>
          <table:table-cell table:style-name="ce4" table:formula="of:=[.A14]/[.D14]" office:value-type="float" office:value="1.875" calcext:value-type="float">
            <text:p>1.88</text:p>
          </table:table-cell>
          <table:table-cell table:number-columns-repeated="3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H1]" office:value-type="float" office:value="18" calcext:value-type="float">
            <text:p>18</text:p>
          </table:table-cell>
          <table:table-cell table:style-name="ce2" table:formula="of:=([.B15]-[.C15])*2" office:value-type="float" office:value="44" calcext:value-type="float">
            <text:p>44</text:p>
          </table:table-cell>
          <table:table-cell table:style-name="ce4" table:formula="of:=[.A15]/[.D15]" office:value-type="float" office:value="3.40909090909091" calcext:value-type="float">
            <text:p>3.41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 table:number-columns-spanned="5" table:number-rows-spanned="1">
            <text:p>3 ATTACKERS</text:p>
          </table:table-cell>
          <table:covered-table-cell table:number-columns-repeated="3"/>
          <table:covered-table-cell table:style-name="Default"/>
          <table:table-cell table:number-columns-repeated="3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[.B17]-[.C17])*3" office:value-type="float" office:value="120" calcext:value-type="float">
            <text:p>120</text:p>
          </table:table-cell>
          <table:table-cell table:style-name="ce4" table:formula="of:=[.A17]/[.D17]" office:value-type="float" office:value="0.833333333333333" calcext:value-type="float">
            <text:p>0.83</text:p>
          </table:table-cell>
          <table:table-cell table:number-columns-repeated="3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H1]" office:value-type="float" office:value="18" calcext:value-type="float">
            <text:p>18</text:p>
          </table:table-cell>
          <table:table-cell table:style-name="ce2" table:formula="of:=([.B18]-[.C18])*3" office:value-type="float" office:value="66" calcext:value-type="float">
            <text:p>66</text:p>
          </table:table-cell>
          <table:table-cell table:style-name="ce4" table:formula="of:=[.A18]/[.D18]" office:value-type="float" office:value="1.51515151515152" calcext:value-type="float">
            <text:p>1.52</text:p>
          </table:table-cell>
          <table:table-cell table:number-columns-repeated="3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[.B19]-[.C19])*3" office:value-type="float" office:value="120" calcext:value-type="float">
            <text:p>120</text:p>
          </table:table-cell>
          <table:table-cell table:style-name="ce4" table:formula="of:=[.A19]/[.D19]" office:value-type="float" office:value="1.25" calcext:value-type="float">
            <text:p>1.25</text:p>
          </table:table-cell>
          <table:table-cell table:number-columns-repeated="3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H1]" office:value-type="float" office:value="18" calcext:value-type="float">
            <text:p>18</text:p>
          </table:table-cell>
          <table:table-cell table:style-name="ce2" table:formula="of:=([.B20]-[.C20])*3" office:value-type="float" office:value="66" calcext:value-type="float">
            <text:p>66</text:p>
          </table:table-cell>
          <table:table-cell table:style-name="ce4" table:formula="of:=[.A20]/[.D20]" office:value-type="float" office:value="2.27272727272727" calcext:value-type="float">
            <text:p>2.27</text:p>
          </table:table-cell>
          <table:table-cell table:number-columns-repeated="3"/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9">00/00/0000</text:date>, <text:time style:data-style-name="N2" text:time-value="20:46:05.0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9T20:28:51.386000000</meta:creation-date>
    <meta:generator>LibreOffice/24.8.3.2$Windows_X86_64 LibreOffice_project/48a6bac9e7e268aeb4c3483fcf825c94556d9f92</meta:generator>
    <dc:date>2024-12-19T21:07:15.421000000</dc:date>
    <meta:editing-duration>PT1M25S</meta:editing-duration>
    <meta:editing-cycles>2</meta:editing-cycles>
    <meta:document-statistic meta:table-count="1" meta:cell-count="98" meta:object-count="0"/>
  </office:meta>
</office:document-meta>
</file>